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semaine1">
      <style:table-properties table:display="true" style:writing-mode="lr-tb"/>
    </style:style>
    <style:style style:name="ta2" style:family="table" style:master-page-name="PageStyle_5f_semaine2">
      <style:table-properties table:display="true" style:writing-mode="lr-tb"/>
    </style:style>
    <style:style style:name="ta3" style:family="table" style:master-page-name="PageStyle_5f_semaine3">
      <style:table-properties table:display="true" style:writing-mode="lr-tb"/>
    </style:style>
    <style:style style:name="ta4" style:family="table" style:master-page-name="PageStyle_5f_semaine4">
      <style:table-properties table:display="true" style:writing-mode="lr-tb"/>
    </style:style>
    <style:style style:name="ta5" style:family="table" style:master-page-name="PageStyle_5f_semaine5">
      <style:table-properties table:display="true" style:writing-mode="lr-tb"/>
    </style:style>
    <style:style style:name="ta6" style:family="table" style:master-page-name="PageStyle_5f_semaine6">
      <style:table-properties table:display="true" style:writing-mode="lr-tb"/>
    </style:style>
    <style:style style:name="ta7" style:family="table" style:master-page-name="PageStyle_5f_semaine7">
      <style:table-properties table:display="true" style:writing-mode="lr-tb"/>
    </style:style>
    <style:style style:name="ta8" style:family="table" style:master-page-name="PageStyle_5f_semaine8">
      <style:table-properties table:display="true" style:writing-mode="lr-tb"/>
    </style:style>
    <style:style style:name="ta9" style:family="table" style:master-page-name="PageStyle_5f_semaine9">
      <style:table-properties table:display="true" style:writing-mode="lr-tb"/>
    </style:style>
    <style:style style:name="ta10" style:family="table" style:master-page-name="PageStyle_5f_semaine10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emaine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maine2" table:style-name="ta2">
        <table:table-column table:style-name="co1" table:number-columns-repeated="1024" table:default-cell-style-name="Default"/>
        <table:table-row table:style-name="ro2">
          <table:table-cell table:style-name="ce1" office:value-type="string" calcext:value-type="string">
            <text:p>Observation des sujets</text:p>
          </table:table-cell>
          <table:table-cell table:number-columns-repeated="1023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maine3" table:style-name="ta3">
        <table:table-column table:style-name="co1" table:number-columns-repeated="1024" table:default-cell-style-name="Default"/>
        <table:table-row table:style-name="ro2">
          <table:table-cell table:style-name="ce1" office:value-type="string" calcext:value-type="string">
            <text:p>Sujet changé : fork, vfork et clone (, thread, exec..., fg, bg, jobs, system ? -&gt; A voir si les 3 ne suffisent pas pour la présentation)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<text:a xlink:href="https://man7.org/linux/man-pages/man2/clone.2.html" xlink:type="simple">https://man7.org/linux/man-pages/man2/clone.2.htmll</text:a>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<text:a xlink:href="https://cpp.hotexamples.com/fr/examples/-/-/vfork/cpp-vfork-function-examples.html" xlink:type="simple">https://cpp.hotexamples.com/fr/examples/-/-/vfork/cpp-vfork-function-examples.htmll</text:a>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<text:a xlink:href="https://man7.org/linux/man-pages/man2/vfork.2.html" xlink:type="simple">https://man7.org/linux/man-pages/man2/vfork.2.htmll</text:a>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<text:a xlink:href="https://www.ibm.com/docs/en/SSLTBW_2.4.0/com.ibm.zos.v2r4.bpxbd00/rvfork.htm" xlink:type="simple">https://www.ibm.com/docs/en/SSLTBW_2.4.0/com.ibm.zos.v2r4.bpxbd00/rvfork.htmm</text:a>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<text:a xlink:href="https://mindsgrid.com/difference-fork-vfork-exec-clone/" xlink:type="simple">https://mindsgrid.com/difference-fork-vfork-exec-clone//</text:a>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<text:a xlink:href="https://stackoverflow.com/questions/4856255/the-difference-between-fork-vfork-exec-and-clone" xlink:type="simple">https://stackoverflow.com/questions/4856255/the-difference-between-fork-vfork-exec-and-clone</text:a>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<text:a xlink:href="https://prograide.com/pregunta/11064/la-difference-entre-fork-vfork-exec-et-clone" xlink:type="simple">https://prograide.com/pregunta/11064/la-difference-entre-fork-vfork-exec-et-clonee</text:a>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<text:a xlink:href="http://www.unixguide.net/unix/programming/1.1.2.shtml" xlink:type="simple">http://www.unixguide.net/unix/programming/1.1.2.shtml</text:a>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<text:a xlink:href="https://prograide.com/pregunta/12758/differences-entre-exec-et-fourche" xlink:type="simple">https://prograide.com/pregunta/12758/differences-entre-exec-et-fourche</text:a>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<text:a xlink:href="https://man7.org/linux/man-pages/man2/fork.2.html" xlink:type="simple">https://man7.org/linux/man-pages/man2/fork.2.html</text:a></text:p>
          </table:table-cell>
          <table:table-cell table:number-columns-repeated="102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maine4" table:style-name="ta4">
        <table:table-column table:style-name="co1" table:number-columns-repeated="1024" table:default-cell-style-name="Default"/>
        <table:table-row table:style-name="ro2">
          <table:table-cell table:style-name="ce1" office:value-type="string" calcext:value-type="string">
            <text:p>Début de la rédaction d'un rapport en LaTex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Liens supplémentaires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<text:a xlink:href="https://techdifferences.com/difference-between-fork-and-vfork.html" xlink:type="simple">https://techdifferences.com/difference-between-fork-and-vfork.htmll</text:a></text:p>
          </table:table-cell>
          <table:table-cell table:number-columns-repeated="3"/>
          <table:table-cell table:style-name="ce1" office:value-type="string" calcext:value-type="string">
            <text:p>Vfork</text:p>
          </table:table-cell>
          <table:table-cell table:number-columns-repeated="1019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maine5" table:style-name="ta5">
        <table:table-column table:style-name="co1" table:number-columns-repeated="1024" table:default-cell-style-name="Default"/>
        <table:table-row table:style-name="ro2">
          <table:table-cell table:style-name="ce1" office:value-type="string" calcext:value-type="string">
            <text:p>Différences entre fork, vfork et clone comprise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Mise en place des explications supplémentaires pour un rapport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Rédaction du LaTex remise à plus tard pour commencer le rapport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<text:a xlink:href="https://mindsgrid.com/difference-fork-vfork-exec-clone/" xlink:type="simple">https://mindsgrid.com/difference-fork-vfork-exec-clone/</text:a>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style-name="ce1" office:value-type="string" calcext:value-type="string">
            <text:p>Liens supplémentaires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<text:a xlink:href="https://mindsgrid.com/difference-fork-vfork-exec-clone/" xlink:type="simple">https://mindsgrid.com/difference-fork-vfork-exec-clone/</text:a></text:p>
          </table:table-cell>
          <table:table-cell table:number-columns-repeated="1023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maine6" table:style-name="ta6">
        <table:table-column table:style-name="co1" table:number-columns-repeated="1024" table:default-cell-style-name="Default"/>
        <table:table-row table:style-name="ro2">
          <table:table-cell table:style-name="ce1" office:value-type="string" calcext:value-type="string">
            <text:p>Automatisation et observations des machines acceptant vfork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1" office:value-type="string" calcext:value-type="string">
            <text:p>Liens supplémentaires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<text:a xlink:href="https://www.ibm.com/docs/en/zos/2.4.0?topic=functions-vfork-create-new-process" xlink:type="simple">https://www.ibm.com/docs/en/zos/2.4.0?topic=functions-vfork-create-new-process</text:a></text:p>
          </table:table-cell>
          <table:table-cell table:number-columns-repeated="1023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maine7" table:style-name="ta7">
        <table:table-column table:style-name="co1" table:number-columns-repeated="1024" table:default-cell-style-name="Default"/>
        <table:table-row table:style-name="ro2">
          <table:table-cell table:style-name="ce1" office:value-type="string" calcext:value-type="string">
            <text:p>Automatisation + confirmation des différences |e| fork et vfork</text:p>
          </table:table-cell>
          <table:table-cell table:number-columns-repeated="1023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maine8" table:style-name="ta8">
        <table:table-column table:style-name="co1" table:number-columns-repeated="1024" table:default-cell-style-name="Default"/>
        <table:table-row table:style-name="ro2">
          <table:table-cell table:style-name="ce1" office:value-type="string" calcext:value-type="string">
            <text:p>Confirmation des machines sur lesquelles vfork se comporte différemment de fork</text:p>
          </table:table-cell>
          <table:table-cell table:number-columns-repeated="1023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maine9" table:style-name="ta9">
        <table:table-column table:style-name="co1" table:number-columns-repeated="1024" table:default-cell-style-name="Default"/>
        <table:table-row table:style-name="ro2">
          <table:table-cell table:style-name="ce1" office:value-type="string" calcext:value-type="string">
            <text:p>Création des codes pour clone()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Modification des codes pour vfork()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Création de la présentation PowerPoint</text:p>
          </table:table-cell>
          <table:table-cell table:number-columns-repeated="1023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maine10" table:style-name="ta10">
        <table:table-column table:style-name="co1" table:number-columns-repeated="1024" table:default-cell-style-name="Default"/>
        <table:table-row table:style-name="ro2">
          <table:table-cell table:style-name="ce1" office:value-type="string" calcext:value-type="string">
            <text:p>Fin du rapport LaTex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Amélioration de la présentation PowerPoint</text:p>
          </table:table-cell>
          <table:table-cell table:number-columns-repeated="1023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emaine1" style:display-name="PageStyle_semain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maine2" style:display-name="PageStyle_semain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maine3" style:display-name="PageStyle_semain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maine4" style:display-name="PageStyle_semaine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maine5" style:display-name="PageStyle_semaine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maine6" style:display-name="PageStyle_semaine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maine7" style:display-name="PageStyle_semaine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maine8" style:display-name="PageStyle_semaine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maine9" style:display-name="PageStyle_semaine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maine10" style:display-name="PageStyle_semaine1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0" meta:cell-count="32" meta:object-count="0"/>
    <meta:generator>LibreOfficeDev/6.0.5.2$Linux_X86_64 LibreOffice_project/</meta:generator>
  </office:meta>
</office:document-meta>
</file>